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office:automatic-styles>
  <office:body>
    <office:text text:use-soft-page-breaks="true">
      <text:p text:style-name="P1">Cover Letter template</text:p>
      <text:p text:style-name="P2"/>
      <text:p text:style-name="Normal">Hi,</text:p>
      <text:p text:style-name="Normal">I am a student at the<text:s/>University of Gloucestershire looking<text:s/>for<text:s/>a position at your company<text:s/>for<text:s/>my placement year at university. I applied to your company because I saw it on blah blah blah… Please find my<text:s/>portfolio linked at<text:s/><text:a xlink:href="https://evelynmoore.github.io/" office:target-frame-name="_top" xlink:show="replace"><text:span text:style-name="Hyperlink">https://evelynmoore.github.io/</text:span></text:a><text:s/>and my cv attached.</text:p>
      <text:p text:style-name="Normal">I want to work at your company because I think its not garbage. I know its not garbage because I saw a<text:s/>thing about it once. I know the company uses blah blah and it makes me excited because I have been working on blah blah skills. I love how the company has great culture such as paying their employees.</text:p>
      <text:p text:style-name="Normal">Yes im very impressive I know. I am suitable for the role because im so amazing due to blah blah technical skills which matches blah blah skills the company mentions in the role description. My most notable achievements are shower game etc because it’s a personal project that im passionate about and the results are good even though its not done. I worked in a team once you know.</text:p>
      <text:p text:style-name="Normal">Thank you for taking the time to read this email, I look forward to hearing from yo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ore, Evelyn</meta:initial-creator>
    <dc:creator>Moore, Evelyn</dc:creator>
    <meta:creation-date>2023-02-27T05:19:00Z</meta:creation-date>
    <dc:date>2023-03-03T22:35:00Z</dc:date>
    <meta:template xlink:href="Normal" xlink:type="simple"/>
    <meta:editing-cycles>4</meta:editing-cycles>
    <meta:editing-duration>PT1080S</meta:editing-duration>
    <meta:document-statistic meta:page-count="1" meta:paragraph-count="2" meta:word-count="167" meta:character-count="1122" meta:row-count="7" meta:non-whitespace-character-count="957"/>
  </office:meta>
</office:document-meta>
</file>